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71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5.14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NDED FROM SBI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LIANCE COMMUNICATIONS LTD.</text:p>
          </table:table-cell>
          <table:table-cell office:value-type="float" office:value="25295.84" calcext:value-type="float">
            <text:p>25295.84</text:p>
          </table:table-cell>
          <table:table-cell/>
        </table:table-row>
        <table:table-row table:style-name="ro1">
          <table:table-cell office:value-type="string" calcext:value-type="string">
            <text:p>RELIANCE POWER LTD.</text:p>
          </table:table-cell>
          <table:table-cell office:value-type="float" office:value="23442.96" calcext:value-type="float">
            <text:p>23442.96</text:p>
          </table:table-cell>
          <table:table-cell/>
        </table:table-row>
        <table:table-row table:style-name="ro1">
          <table:table-cell office:value-type="string" calcext:value-type="string">
            <text:p>RELIANCE POWER LTD.</text:p>
          </table:table-cell>
          <table:table-cell/>
          <table:table-cell office:value-type="float" office:value="23156.76" calcext:value-type="float">
            <text:p>23156.76</text:p>
          </table:table-cell>
        </table:table-row>
        <table:table-row table:style-name="ro1">
          <table:table-cell office:value-type="string" calcext:value-type="string">
            <text:p>RELIANCE COMMUNICATIONS LTD.</text:p>
          </table:table-cell>
          <table:table-cell office:value-type="float" office:value="23427.855" calcext:value-type="float">
            <text:p>23427.8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742.3" calcext:value-type="float">
            <text:p>50742.3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table:formula="of:=SUM([.C1:.C11])" office:value-type="float" office:value="123899.06" calcext:value-type="float">
            <text:p>123899.06</text:p>
          </table:table-cell>
        </table:table-row>
        <table:table-row table:style-name="ro1">
          <table:table-cell/>
          <table:table-cell table:formula="of:=SUM([.B1:.B12])" office:value-type="float" office:value="72166.655" calcext:value-type="float">
            <text:p>72166.6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20:32:20.087311777</meta:creation-date>
    <meta:generator>LibreOffice/4.2.7.2$Linux_x86 LibreOffice_project/420m0$Build-2</meta:generator>
    <dc:date>2015-04-21T22:20:17.996825455</dc:date>
    <meta:editing-duration>P0D</meta:editing-duration>
    <meta:editing-cycles>1</meta:editing-cycles>
    <meta:document-statistic meta:table-count="1" meta:cell-count="13" meta:object-count="0"/>
  </office:meta>
</office:document-meta>
</file>